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weight="bold" officeooo:rsid="001d1897" officeooo:paragraph-rsid="001d1897" style:font-weight-asian="bold" style:font-weight-complex="bold"/>
    </style:style>
    <style:style style:name="P2" style:family="paragraph" style:parent-style-name="Standard">
      <style:paragraph-properties fo:text-align="center" style:justify-single-word="false"/>
      <style:text-properties style:font-name="Arial" fo:font-size="15pt" style:text-underline-style="solid" style:text-underline-width="auto" style:text-underline-color="font-color" fo:font-weight="bold" officeooo:rsid="001d1897" officeooo:paragraph-rsid="001d1897" style:font-size-asian="15pt" style:font-weight-asian="bold" style:font-size-complex="15pt" style:font-weight-complex="bold"/>
    </style:style>
    <style:style style:name="P3" style:family="paragraph" style:parent-style-name="Standard">
      <style:paragraph-properties fo:text-align="center" style:justify-single-word="false"/>
      <style:text-properties style:font-name="Arial" fo:font-size="15pt" style:text-underline-style="solid" style:text-underline-width="auto" style:text-underline-color="font-color" fo:font-weight="bold" officeooo:rsid="001d1897" officeooo:paragraph-rsid="0021223c" style:font-size-asian="15pt" style:font-weight-asian="bold" style:font-size-complex="15pt" style:font-weight-complex="bold"/>
    </style:style>
    <style:style style:name="P4" style:family="paragraph" style:parent-style-name="Standard">
      <style:paragraph-properties fo:text-align="center" style:justify-single-word="false"/>
      <style:text-properties style:font-name="Arial" fo:font-size="15pt" style:text-underline-style="solid" style:text-underline-width="auto" style:text-underline-color="font-color" fo:font-weight="bold" officeooo:rsid="001d1897" officeooo:paragraph-rsid="002253a5" style:font-size-asian="15pt" style:font-weight-asian="bold" style:font-size-complex="15pt" style:font-weight-complex="bold"/>
    </style:style>
    <style:style style:name="P5" style:family="paragraph" style:parent-style-name="Standard">
      <style:paragraph-properties fo:text-align="center" style:justify-single-word="false"/>
      <style:text-properties style:font-name="Arial" fo:font-size="15pt" style:text-underline-style="none" fo:font-weight="normal" officeooo:rsid="001d1897" officeooo:paragraph-rsid="001d1897" style:font-size-asian="15pt" style:font-weight-asian="normal" style:font-size-complex="15pt" style:font-weight-complex="normal"/>
    </style:style>
    <style:style style:name="P6" style:family="paragraph" style:parent-style-name="Standard">
      <style:paragraph-properties fo:text-align="center" style:justify-single-word="false"/>
      <style:text-properties style:font-name="Arial" fo:font-size="15pt" style:text-underline-style="none" fo:font-weight="normal" officeooo:rsid="001d1897" officeooo:paragraph-rsid="0021223c" style:font-size-asian="15pt" style:font-weight-asian="normal" style:font-size-complex="15pt" style:font-weight-complex="normal"/>
    </style:style>
    <style:style style:name="P7" style:family="paragraph" style:parent-style-name="Standard">
      <style:paragraph-properties fo:text-align="start" style:justify-single-word="false"/>
      <style:text-properties style:font-name="Arial" fo:font-size="15pt" style:text-underline-style="none" fo:font-weight="normal" officeooo:rsid="001d1897" officeooo:paragraph-rsid="001d1897" style:font-size-asian="15pt" style:font-weight-asian="normal" style:font-size-complex="15pt" style:font-weight-complex="normal"/>
    </style:style>
    <style:style style:name="P8" style:family="paragraph" style:parent-style-name="Standard">
      <style:paragraph-properties fo:text-align="start" style:justify-single-word="false"/>
      <style:text-properties style:font-name="Arial" fo:font-size="15pt" style:text-underline-style="none" fo:font-weight="normal" officeooo:rsid="0021223c" officeooo:paragraph-rsid="0021223c" style:font-size-asian="15pt" style:font-weight-asian="normal" style:font-size-complex="15pt" style:font-weight-complex="normal"/>
    </style:style>
    <style:style style:name="P9" style:family="paragraph" style:parent-style-name="Standard">
      <style:paragraph-properties fo:text-align="center" style:justify-single-word="false"/>
      <style:text-properties style:font-name="Arial" fo:font-size="15pt" style:text-underline-style="none" fo:font-weight="normal" officeooo:rsid="002253a5" officeooo:paragraph-rsid="002253a5"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style:font-name="Arial" fo:font-size="15pt" style:text-underline-style="none" fo:font-weight="normal" officeooo:rsid="002253a5" officeooo:paragraph-rsid="002253a5"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style:font-name="Arial" fo:font-size="15pt" style:text-underline-style="none" fo:font-weight="bold" officeooo:rsid="0021223c" officeooo:paragraph-rsid="0021223c" style:font-size-asian="15pt" style:font-weight-asian="bold" style:font-size-complex="15pt" style:font-weight-complex="bold"/>
    </style:style>
    <style:style style:name="P12" style:family="paragraph" style:parent-style-name="Standard">
      <style:paragraph-properties fo:text-align="start" style:justify-single-word="false"/>
      <style:text-properties style:font-name="Arial" fo:font-size="15pt" style:text-underline-style="none" fo:font-weight="bold" officeooo:rsid="002253a5" officeooo:paragraph-rsid="002253a5" style:font-size-asian="15pt" style:font-weight-asian="bold" style:font-size-complex="15pt" style:font-weight-complex="bold"/>
    </style:style>
    <style:style style:name="P13" style:family="paragraph" style:parent-style-name="Standard">
      <style:paragraph-properties fo:text-align="start" style:justify-single-word="false"/>
      <style:text-properties style:font-name="Arial" fo:font-size="15pt" style:text-underline-style="none" fo:font-weight="bold" officeooo:rsid="0022c88e" officeooo:paragraph-rsid="0022c88e" style:font-size-asian="15pt" style:font-weight-asian="bold" style:font-size-complex="15pt" style:font-weight-complex="bold"/>
    </style:style>
    <style:style style:name="P14" style:family="paragraph" style:parent-style-name="Standard">
      <style:text-properties style:font-name="Arial" style:text-underline-style="none" fo:font-weight="normal" officeooo:rsid="001d1897" officeooo:paragraph-rsid="001d1897" style:font-weight-asian="normal" style:font-weight-complex="normal"/>
    </style:style>
    <style:style style:name="P15" style:family="paragraph" style:parent-style-name="Standard">
      <style:text-properties style:font-name="Arial" style:text-underline-style="none" fo:font-weight="normal" officeooo:rsid="001dcd31" officeooo:paragraph-rsid="001dcd31" style:font-weight-asian="normal" style:font-weight-complex="normal"/>
    </style:style>
    <style:style style:name="P16" style:family="paragraph" style:parent-style-name="Standard">
      <style:text-properties style:font-name="Arial" style:text-underline-style="none" fo:font-weight="bold" officeooo:rsid="001d1897" officeooo:paragraph-rsid="001d1897" style:font-weight-asian="bold" style:font-weight-complex="bold"/>
    </style:style>
    <style:style style:name="P17" style:family="paragraph" style:parent-style-name="Standard">
      <style:text-properties style:font-name="Arial" style:text-underline-style="none" fo:font-weight="bold" officeooo:rsid="001dcd31" officeooo:paragraph-rsid="001dcd31" style:font-weight-asian="bold" style:font-weight-complex="bold"/>
    </style:style>
    <style:style style:name="P18" style:family="paragraph" style:parent-style-name="Standard">
      <style:paragraph-properties fo:text-align="start" style:justify-single-word="false"/>
      <style:text-properties style:font-name="Arial" fo:font-size="15pt" style:text-underline-style="none" fo:font-weight="normal" officeooo:rsid="0021223c" officeooo:paragraph-rsid="0021223c" style:font-size-asian="15pt" style:font-weight-asian="normal" style:font-size-complex="15pt" style:font-weight-complex="normal"/>
    </style:style>
    <style:style style:name="P19" style:family="paragraph" style:parent-style-name="Standard">
      <style:paragraph-properties fo:text-align="start" style:justify-single-word="false"/>
      <style:text-properties style:font-name="Arial" fo:font-size="15pt" style:text-underline-style="none" fo:font-weight="normal" officeooo:rsid="002253a5" officeooo:paragraph-rsid="002253a5"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style:font-name="Arial" fo:font-size="15pt" style:text-underline-style="none" fo:font-weight="normal" officeooo:rsid="0022c88e" officeooo:paragraph-rsid="002253a5"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style:font-name="Arial" fo:font-size="15pt" style:text-underline-style="none" fo:font-weight="normal" officeooo:rsid="0023c67b" officeooo:paragraph-rsid="0023c67b"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style:font-name="Arial" fo:font-size="15pt" style:text-underline-style="none" fo:font-weight="bold" officeooo:rsid="002253a5" officeooo:paragraph-rsid="002253a5" style:font-size-asian="15pt" style:font-weight-asian="bold" style:font-size-complex="15pt" style:font-weight-complex="bold"/>
    </style:style>
    <style:style style:name="P23" style:family="paragraph" style:parent-style-name="Standard">
      <style:paragraph-properties fo:text-align="start" style:justify-single-word="false"/>
      <style:text-properties style:font-name="Arial" fo:font-size="15pt" style:text-underline-style="none" fo:font-weight="bold" officeooo:rsid="0023c67b" officeooo:paragraph-rsid="0023c67b" style:font-size-asian="15pt" style:font-weight-asian="bold" style:font-size-complex="15pt" style:font-weight-complex="bold"/>
    </style:style>
    <style:style style:name="T1" style:family="text">
      <style:text-properties officeooo:rsid="0021223c"/>
    </style:style>
    <style:style style:name="T2" style:family="text">
      <style:text-properties fo:font-weight="normal" style:font-weight-asian="normal" style:font-weight-complex="normal"/>
    </style:style>
    <style:style style:name="T3" style:family="text">
      <style:text-properties fo:font-weight="normal" officeooo:rsid="0022c88e" style:font-weight-asian="normal" style:font-weight-complex="normal"/>
    </style:style>
    <style:style style:name="T4" style:family="text">
      <style:text-properties fo:font-weight="normal" officeooo:rsid="002312b9" style:font-weight-asian="normal" style:font-weight-complex="normal"/>
    </style:style>
    <style:style style:name="T5" style:family="text">
      <style:text-properties officeooo:rsid="002253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PARTADO A</text:p>
      <text:p text:style-name="P5">Trabajador por cuenta propia/ajena</text:p>
      <text:p text:style-name="P7"/>
      <text:p text:style-name="P1">1.-</text:p>
      <text:p text:style-name="P1">a)</text:p>
      <text:p text:style-name="P14">Está a disgusto con el jefe y con la empresa.</text:p>
      <text:p text:style-name="P14">Tiene motivos para salir de esa empresa, pero no son los mejores motivos para emprender en una empresa propia (a priori).</text:p>
      <text:p text:style-name="P14"/>
      <text:p text:style-name="P16">b)</text:p>
      <text:p text:style-name="P14">Solo con la información del enunciado yo diría que su empresa no saldrá adelante aunque sepamos que tiene 5 años de experiencia (mínimo) en el sector.</text:p>
      <text:p text:style-name="P14"/>
      <text:p text:style-name="P14">Estar a disgusto con tu jefe y querer tener vacaciones cuando tú creas mejor no es la mejor motivación emprendedora.</text:p>
      <text:p text:style-name="P14"/>
      <text:p text:style-name="P16">2.-</text:p>
      <text:p text:style-name="P16">a)</text:p>
      <text:p text:style-name="P15">Sus motivos son que siente que puede hacer y dar más de sí misma, se ve como líder de la gestoría.</text:p>
      <text:p text:style-name="P15">Se le ve con motivación, por supuesto, además de que le hace ilusión (que no es lo único que importa) y está dispuesta a “sacrificarse durante una temporada”, ella sabe que no será fácil pero está dispuesta a correr ese riesgo y afrontarlo.</text:p>
      <text:p text:style-name="P15"/>
      <text:p text:style-name="P17">b)</text:p>
      <text:p text:style-name="P15">Yo pienso que le podría ir bien, tenemos que recordar que solo con ilusión no podemos sacar adelante una empresa, porque puedes estar muy animado al principio y que después esas ganas se vayan.</text:p>
      <text:p text:style-name="P15"/>
      <text:p text:style-name="P15">Pero dice una cosa que para mi es bastante importante y es que está dispuesta a sacrificarse, sumado a que ella misma se ve con capacidades podrían ser los mejores ingredientes para montar una empres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text:soft-page-break/>APARTADO <text:span text:style-name="T1">B</text:span></text:p>
      <text:p text:style-name="P9">Requisitos y teorías del empresario</text:p>
      <text:p text:style-name="P6"/>
      <text:p text:style-name="P11">3.-</text:p>
      <text:p text:style-name="P8">Inma se ve que tiene cualidades de empresaria, tiene ganas, está dispuesta a utilizar sus ahorros, tiene experiencia con el papeleo, pero a lo mejor lo que le falta es una “Elena” una compañera en la que se pueda apoyar y tenga también experiencia.</text:p>
      <text:p text:style-name="P8"/>
      <text:p text:style-name="P8">Por el contrario Elena tiene bastante claro que le gustaría seguir teniendo un sueldo fijo y que no se embarcaría en una aventura así.</text:p>
      <text:p text:style-name="P8"/>
      <text:p text:style-name="P11">4.-</text:p>
      <text:p text:style-name="P8"/>
      <text:p text:style-name="P11">5.-</text:p>
      <text:p text:style-name="P8"/>
      <text:p text:style-name="P4">APARTADO <text:span text:style-name="T5">C</text:span></text:p>
      <text:p text:style-name="P9">El emprendedor</text:p>
      <text:p text:style-name="P10"/>
      <text:p text:style-name="P12">6.-</text:p>
      <text:p text:style-name="P23">1)</text:p>
      <text:p text:style-name="P21">Tendría que orientarse el marketing al nuevo público que queramos atraer.</text:p>
      <text:p text:style-name="P21"/>
      <text:p text:style-name="P23">2)</text:p>
      <text:p text:style-name="P21">Ya se pueden empezar a encontrar nuevas materias primas por ejemplo en los automóviles apuestan por plásticos reciclados para crear interiores de coches.</text:p>
      <text:p text:style-name="P21"/>
      <text:p text:style-name="P23">3)</text:p>
      <text:p text:style-name="P21">Sí, citas previas por internet, inventario de piezas en una página web…</text:p>
      <text:p text:style-name="P21"/>
      <text:p text:style-name="P23">4)</text:p>
      <text:p text:style-name="P10"/>
      <text:p text:style-name="P12">7.-</text:p>
      <text:p text:style-name="P21">A lo mejor los amigos que añaden ideas (¡y también hacer...!) <text:s/>solo las exponen porque se les vienen y les parecen buenas ideas, eso no es un grupo de empresario, pero, si el que tuvo la idea emprendedora no deja que todas esas ideas caigan en saco roto podría llegar a ser él un empresario.</text:p>
      <text:p text:style-name="P10"/>
      <text:p text:style-name="P10"/>
      <text:p text:style-name="P4"><text:soft-page-break/>APARTADO <text:span text:style-name="T5">D</text:span></text:p>
      <text:p text:style-name="P9">La idea de negocio</text:p>
      <text:p text:style-name="P10"/>
      <text:p text:style-name="P12">8.-</text:p>
      <text:p text:style-name="P12">a)</text:p>
      <text:p text:style-name="P12"><text:span text:style-name="T2">Está claro que su idea viene de los desfiles a los que siempre acude, </text:span><text:span text:style-name="T3">siempre tiene una fuente de inspiración.</text:span></text:p>
      <text:p text:style-name="P20"/>
      <text:p text:style-name="P13">b)</text:p>
      <text:p text:style-name="P13"><text:span text:style-name="T2">Ha observado que hay un servicio sin cubrir en su pueblo </text:span><text:span text:style-name="T4">y que tanto como ella como sus vecinos se tienen que trasladar 5km, su idea viene de cubrir una necesid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8:11:33.705000000</meta:creation-date>
    <dc:date>2019-09-29T18:40:35.640000000</dc:date>
    <meta:editing-duration>PT16M39S</meta:editing-duration>
    <meta:editing-cycles>3</meta:editing-cycles>
    <meta:generator>LibreOffice/5.1.2.2$Windows_x86 LibreOffice_project/d3bf12ecb743fc0d20e0be0c58ca359301eb705f</meta:generator>
    <meta:document-statistic meta:table-count="0" meta:image-count="0" meta:object-count="0" meta:page-count="3" meta:paragraph-count="42" meta:word-count="471" meta:character-count="2592" meta:non-whitespace-character-count="2162"/>
  </office:meta>
</office:document-meta>
</file>